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2.836cm" fo:break-before="auto" style:use-optimal-row-height="tru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9cm" fo:break-before="auto" style:use-optimal-row-height="true"/>
    </style:style>
    <style:style style:name="ro10" style:family="table-row">
      <style:table-row-properties style:row-height="0.965cm" fo:break-before="auto" style:use-optimal-row-height="true"/>
    </style:style>
    <style:style style:name="ro11" style:family="table-row">
      <style:table-row-properties style:row-height="1.374cm" fo:break-before="auto" style:use-optimal-row-height="true"/>
    </style:style>
    <style:style style:name="ro12" style:family="table-row">
      <style:table-row-properties style:row-height="1.49cm" fo:break-before="auto" style:use-optimal-row-height="true"/>
    </style:style>
    <style:style style:name="ro13" style:family="table-row">
      <style:table-row-properties style:row-height="1.432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2pt" style:font-size-asian="12pt" style:font-size-complex="12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2pt" style:font-size-asian="12pt" style:font-size-complex="12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2pt" style:font-size-asian="12pt" style:font-size-complex="12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2pt" style:font-size-asian="12pt" style:font-size-complex="12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2pt" style:font-size-asian="12pt" style:font-size-complex="12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fo:border="0.002cm solid #000000"/>
      <style:text-properties fo:font-size="12pt" style:font-size-asian="12pt" style:font-size-complex="12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2pt" style:font-size-asian="12pt" style:font-size-complex="12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2pt" style:font-size-asian="12pt" style:font-size-complex="12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0-16_10-02-55_000.jpg</text:p>
          </table:table-cell>
          <table:table-cell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4 E-139-34-49.93</text:p>
          </table:table-cell>
          <table:table-cell table:style-name="ce2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0-16_11-13-58_000.jpg</text:p>
          </table:table-cell>
          <table:table-cell table:style-name="ce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49.87</text:p>
          </table:table-cell>
          <table:table-cell table:style-name="ce2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0-16_16-11-25_000.jpg</text:p>
          </table:table-cell>
          <table:table-cell table:style-name="ce3" office:value-type="string">
            <text:p>:m music / log / gt / || s.1:f-82,patt-3.n,em=p.3;s.1,R=1 || s.2:f-82,patt-4.n,em=p.3;s.1,R=2 || s.3:f-77,rev,theme=stomp,patt-4,em=p.2;s.1,R=3 || s.4:f-79,rev,theme=tapping,R=4 || s.5:et-3,rev,for=harmonics-down,R=~ || s.6:rs-27,rev,theme=harmonics,em=p.1;s.3,R=5</text:p>
          </table:table-cell>
          <table:table-cell table:style-name="ce13"/>
          <table:table-cell table:style-name="ce3"/>
          <table:table-cell table:style-name="ce3" office:value-type="string">
            <text:p>N-35-35-28.63 E-139-34-49.11</text:p>
          </table:table-cell>
          <table:table-cell table:style-name="ce24" table:formula="of:=IF([.E4]=&quot;&quot;;[.C4];CONCATENATE([.C4];&quot; / &quot;;[.E4]))" office:value-type="string" office:string-value=":m music / log / gt / || s.1:f-82,patt-3.n,em=p.3;s.1,R=1 || s.2:f-82,patt-4.n,em=p.3;s.1,R=2 || s.3:f-77,rev,theme=stomp,patt-4,em=p.2;s.1,R=3 || s.4:f-79,rev,theme=tapping,R=4 || s.5:et-3,rev,for=harmonics-down,R=~ || s.6:rs-27,rev,theme=harmonics,em=p.1;s.3,R=5">
            <text:p>:m music / log / gt / || s.1:f-82,patt-3.n,em=p.3;s.1,R=1 || s.2:f-82,patt-4.n,em=p.3;s.1,R=2 || s.3:f-77,rev,theme=stomp,patt-4,em=p.2;s.1,R=3 || s.4:f-79,rev,theme=tapping,R=4 || s.5:et-3,rev,for=harmonics-down,R=~ || s.6:rs-27,rev,theme=harmonics,em=p.1;s.3,R=5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0-16_16-13-17_000.jpg</text:p>
          </table:table-cell>
          <table:table-cell table:style-name="ce3" office:value-type="string">
            <text:p>:m music / log / gt / memos-eigen / rs-27 / p.1 || s.3:R+,score+,2-string-simul</text:p>
          </table:table-cell>
          <table:table-cell table:style-name="ce14"/>
          <table:table-cell table:style-name="ce3"/>
          <table:table-cell table:style-name="ce3" office:value-type="string">
            <text:p>N-35-35-28.61 E-139-34-49.22</text:p>
          </table:table-cell>
          <table:table-cell table:style-name="ce24" table:formula="of:=IF([.E5]=&quot;&quot;;[.C5];CONCATENATE([.C5];&quot; / &quot;;[.E5]))" office:value-type="string" office:string-value=":m music / log / gt / memos-eigen / rs-27 / p.1 || s.3:R+,score+,2-string-simul">
            <text:p>:m music / log / gt / memos-eigen / rs-27 / p.1 || s.3:R+,score+,2-string-simul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0-16_16-14-14_000.jpg</text:p>
          </table:table-cell>
          <table:table-cell table:style-name="ce3" office:value-type="string">
            <text:p>:m music / log / gt / memos-eigen / f-77 (stomp) / p.2 || s.1:patt-4,R+,score+</text:p>
          </table:table-cell>
          <table:table-cell table:style-name="ce14"/>
          <table:table-cell table:style-name="ce3"/>
          <table:table-cell table:style-name="ce3" office:value-type="string">
            <text:p>N-35-35-28.61 E-139-34-49.22</text:p>
          </table:table-cell>
          <table:table-cell table:style-name="ce24" table:formula="of:=IF([.E6]=&quot;&quot;;[.C6];CONCATENATE([.C6];&quot; / &quot;;[.E6]))" office:value-type="string" office:string-value=":m music / log / gt / memos-eigen / f-77 (stomp) / p.2 || s.1:patt-4,R+,score+">
            <text:p>:m music / log / gt / memos-eigen / f-77 (stomp) / p.2 || s.1:patt-4,R+,score+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2019-10-16_16-14-39_000.jpg</text:p>
          </table:table-cell>
          <table:table-cell table:style-name="ce13" office:value-type="string">
            <text:p>:m music / log / gt / memos-eigen / f-82 / p.3 || s.1:patt-3,R+,score+ || s.2:patt-4,t.70,R+,score+</text:p>
          </table:table-cell>
          <table:table-cell table:style-name="ce12"/>
          <table:table-cell table:style-name="ce3"/>
          <table:table-cell table:style-name="ce3" office:value-type="string">
            <text:p>N-35-35-28.61 E-139-34-49.22</text:p>
          </table:table-cell>
          <table:table-cell table:style-name="ce24" table:formula="of:=IF([.E7]=&quot;&quot;;[.C7];CONCATENATE([.C7];&quot; / &quot;;[.E7]))" office:value-type="string" office:string-value=":m music / log / gt / memos-eigen / f-82 / p.3 || s.1:patt-3,R+,score+ || s.2:patt-4,t.70,R+,score+">
            <text:p>:m music / log / gt / memos-eigen / f-82 / p.3 || s.1:patt-3,R+,score+ || s.2:patt-4,t.70,R+,score+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2019-10-16_19-20-40_000.jpg</text:p>
          </table:table-cell>
          <table:table-cell table:style-name="ce14" office:value-type="string">
            <text:p>:PHOTO 記録しておきたいもの / @東急ショッピングパーク、東側、旧商店街前、通路 / ひさし、カバー、外されている / N-35-35-24.43 E-139-34-44.38</text:p>
          </table:table-cell>
          <table:table-cell table:style-name="ce14"/>
          <table:table-cell table:style-name="ce3" table:formula="of:=[.F8]" office:value-type="string" office:string-value="N-35-35-24.43 E-139-34-44.38">
            <text:p>N-35-35-24.43 E-139-34-44.38</text:p>
          </table:table-cell>
          <table:table-cell table:style-name="ce3" office:value-type="string">
            <text:p>N-35-35-24.43 E-139-34-44.38</text:p>
          </table:table-cell>
          <table:table-cell table:style-name="ce24" table:formula="of:=IF([.E8]=&quot;&quot;;[.C8];CONCATENATE([.C8];&quot; / &quot;;[.E8]))" office:value-type="string" office:string-value=":PHOTO 記録しておきたいもの / @東急ショッピングパーク、東側、旧商店街前、通路 / ひさし、カバー、外されている / N-35-35-24.43 E-139-34-44.38 / N-35-35-24.43 E-139-34-44.38">
            <text:p>:PHOTO 記録しておきたいもの / @東急ショッピングパーク、東側、旧商店街前、通路 / ひさし、カバー、外されている / N-35-35-24.43 E-139-34-44.38 / N-35-35-24.43 E-139-34-44.38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2019-10-16_19-20-53_000.jpg</text:p>
          </table:table-cell>
          <table:table-cell table:style-name="ce14" office:value-type="string">
            <text:p>:PHOTO 記録しておきたいもの / @東急ショッピングパーク、東側、旧商店街前、通路 / ひさし、カバー、外されている / N-35-35-24.78 E-139-34-44.55</text:p>
          </table:table-cell>
          <table:table-cell table:style-name="ce14"/>
          <table:table-cell table:style-name="ce3" table:formula="of:=[.F9]" office:value-type="string" office:string-value="N-35-35-24.78 E-139-34-44.55">
            <text:p>N-35-35-24.78 E-139-34-44.55</text:p>
          </table:table-cell>
          <table:table-cell table:style-name="ce3" office:value-type="string">
            <text:p>N-35-35-24.78 E-139-34-44.55</text:p>
          </table:table-cell>
          <table:table-cell table:style-name="ce24" table:formula="of:=IF([.E9]=&quot;&quot;;[.C9];CONCATENATE([.C9];&quot; / &quot;;[.E9]))" office:value-type="string" office:string-value=":PHOTO 記録しておきたいもの / @東急ショッピングパーク、東側、旧商店街前、通路 / ひさし、カバー、外されている / N-35-35-24.78 E-139-34-44.55 / N-35-35-24.78 E-139-34-44.55">
            <text:p>:PHOTO 記録しておきたいもの / @東急ショッピングパーク、東側、旧商店街前、通路 / ひさし、カバー、外されている / N-35-35-24.78 E-139-34-44.55 / N-35-35-24.78 E-139-34-44.55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0-16_20-50-22_000.jpg</text:p>
          </table:table-cell>
          <table:table-cell table:style-name="ce14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34 E-139-34-49.93</text:p>
          </table:table-cell>
          <table:table-cell table:style-name="ce24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2019-10-17_00-36-34_000.png</text:p>
          </table:table-cell>
          <table:table-cell table:style-name="ce12" office:value-type="string">
            <text:p>:m :PHOTO 寝た時刻 / 2019</text:p>
          </table:table-cell>
          <table:table-cell table:style-name="ce14"/>
          <table:table-cell table:style-name="ce3"/>
          <table:table-cell table:style-name="ce3"/>
          <table:table-cell table:style-name="ce24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3" office:value-type="string">
            <text:p>2019-10-17_05-38-43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42 E-139-34-49.6</text:p>
          </table:table-cell>
          <table:table-cell table:style-name="ce24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0-17_07-34-32_000.jpg</text:p>
          </table:table-cell>
          <table:table-cell table:style-name="ce6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45 E-139-34-49.11</text:p>
          </table:table-cell>
          <table:table-cell table:style-name="ce24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10-16_03-37-17_000.mov</text:p>
          </table:table-cell>
          <table:table-cell table:style-name="ce6" office:value-type="string">
            <text:p>-*</text:p>
          </table:table-cell>
          <table:table-cell table:style-name="ce12"/>
          <table:table-cell table:style-name="ce3"/>
          <table:table-cell table:style-name="ce3" office:value-type="string">
            <text:p>N-35-35-28.41 E-139-34-49.93</text:p>
          </table:table-cell>
          <table:table-cell table:style-name="ce24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0-16_14-33-59_000.mov</text:p>
          </table:table-cell>
          <table:table-cell table:style-name="ce6" office:value-type="string">
            <text:p>:VIDEO / @自宅 / メモ / guitar,gt / 演奏 / g-1016-1 / f-82 / patt-3</text:p>
          </table:table-cell>
          <table:table-cell table:style-name="ce3"/>
          <table:table-cell table:style-name="ce3"/>
          <table:table-cell table:style-name="ce3"/>
          <table:table-cell table:style-name="ce24" table:formula="of:=IF([.E15]=&quot;&quot;;[.C15];CONCATENATE([.C15];&quot; / &quot;;[.E15]))" office:value-type="string" office:string-value=":VIDEO / @自宅 / メモ / guitar,gt / 演奏 / g-1016-1 / f-82 / patt-3">
            <text:p>:VIDEO / @自宅 / メモ / guitar,gt / 演奏 / g-1016-1 / f-82 / patt-3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0-16_14-56-17_000.mov</text:p>
          </table:table-cell>
          <table:table-cell table:style-name="ce6" office:value-type="string">
            <text:p>:VIDEO / @自宅 / メモ / guitar,gt / 演奏 / g-1016-2 / f-82 / patt-4</text:p>
          </table:table-cell>
          <table:table-cell table:style-name="ce3"/>
          <table:table-cell table:style-name="ce3"/>
          <table:table-cell table:style-name="ce3" office:value-type="string">
            <text:p>N-35-35-26.03 E-139-34-52.46</text:p>
          </table:table-cell>
          <table:table-cell table:style-name="ce24" table:formula="of:=IF([.E16]=&quot;&quot;;[.C16];CONCATENATE([.C16];&quot; / &quot;;[.E16]))" office:value-type="string" office:string-value=":VIDEO / @自宅 / メモ / guitar,gt / 演奏 / g-1016-2 / f-82 / patt-4">
            <text:p>:VIDEO / @自宅 / メモ / guitar,gt / 演奏 / g-1016-2 / f-82 / patt-4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0-16_15-27-44_000.mov</text:p>
          </table:table-cell>
          <table:table-cell table:style-name="ce6" office:value-type="string">
            <text:p>:VIDEO / @自宅 / メモ / guitar,gt / 演奏 / g-1016-3 / f-77 / patt-4.n</text:p>
          </table:table-cell>
          <table:table-cell table:style-name="ce3"/>
          <table:table-cell table:style-name="ce3"/>
          <table:table-cell table:style-name="ce3" office:value-type="string">
            <text:p>N-35-35-28.92 E-139-34-49.54</text:p>
          </table:table-cell>
          <table:table-cell table:style-name="ce24" table:formula="of:=IF([.E17]=&quot;&quot;;[.C17];CONCATENATE([.C17];&quot; / &quot;;[.E17]))" office:value-type="string" office:string-value=":VIDEO / @自宅 / メモ / guitar,gt / 演奏 / g-1016-3 / f-77 / patt-4.n">
            <text:p>:VIDEO / @自宅 / メモ / guitar,gt / 演奏 / g-1016-3 / f-77 / patt-4.n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0-16_15-45-53_000.mov</text:p>
          </table:table-cell>
          <table:table-cell table:style-name="ce6" office:value-type="string">
            <text:p>:VIDEO / @自宅 / メモ / guitar,gt / 演奏 / g-1016-4 / f-79</text:p>
          </table:table-cell>
          <table:table-cell table:style-name="ce3"/>
          <table:table-cell table:style-name="ce3"/>
          <table:table-cell table:style-name="ce3" office:value-type="string">
            <text:p>N-35-35-28.42 E-139-34-49.76</text:p>
          </table:table-cell>
          <table:table-cell table:style-name="ce24" table:formula="of:=IF([.E18]=&quot;&quot;;[.C18];CONCATENATE([.C18];&quot; / &quot;;[.E18]))" office:value-type="string" office:string-value=":VIDEO / @自宅 / メモ / guitar,gt / 演奏 / g-1016-4 / f-79">
            <text:p>:VIDEO / @自宅 / メモ / guitar,gt / 演奏 / g-1016-4 / f-7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0-16_16-01-47_000.mov</text:p>
          </table:table-cell>
          <table:table-cell table:style-name="ce6" office:value-type="string">
            <text:p>:VIDEO / @自宅 / メモ / guitar,gt / 演奏 / g-1016-5 / rs-27</text:p>
          </table:table-cell>
          <table:table-cell table:style-name="ce3"/>
          <table:table-cell table:style-name="ce3"/>
          <table:table-cell table:style-name="ce3" office:value-type="string">
            <text:p>N-35-35-28.37 E-139-34-50.2</text:p>
          </table:table-cell>
          <table:table-cell table:style-name="ce24" table:formula="of:=IF([.E19]=&quot;&quot;;[.C19];CONCATENATE([.C19];&quot; / &quot;;[.E19]))" office:value-type="string" office:string-value=":VIDEO / @自宅 / メモ / guitar,gt / 演奏 / g-1016-5 / rs-27">
            <text:p>:VIDEO / @自宅 / メモ / guitar,gt / 演奏 / g-1016-5 / rs-27</text:p>
          </table:table-cell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0-17_06-58-18_000.mov</text:p>
          </table:table-cell>
          <table:table-cell table:style-name="ce6" office:value-type="string">
            <text:p>:VIDEO / @自宅 / 体操 / 朝 / 上体捻り、脚交差 / var</text:p>
          </table:table-cell>
          <table:table-cell table:style-name="ce3"/>
          <table:table-cell table:style-name="ce3"/>
          <table:table-cell table:style-name="ce3" office:value-type="string">
            <text:p>N-35-35-28.72 E-139-34-50.04</text:p>
          </table:table-cell>
          <table:table-cell table:style-name="ce24" table:formula="of:=IF([.E20]=&quot;&quot;;[.C20];CONCATENATE([.C20];&quot; / &quot;;[.E20]))" office:value-type="string" office:string-value=":VIDEO / @自宅 / 体操 / 朝 / 上体捻り、脚交差 / var">
            <text:p>:VIDEO / @自宅 / 体操 / 朝 / 上体捻り、脚交差 / var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0-17_07-13-09_000.mov</text:p>
          </table:table-cell>
          <table:table-cell table:style-name="ce6" office:value-type="string">
            <text:p>:VIDEO / @自宅 / 体操 / 朝 / 片脚振り上げ、前後 / var / どのポーズ取るか</text:p>
          </table:table-cell>
          <table:table-cell table:style-name="ce14"/>
          <table:table-cell table:style-name="ce3"/>
          <table:table-cell table:style-name="ce3" office:value-type="string">
            <text:p>N-35-38-29.26 E-139-38-56.9</text:p>
          </table:table-cell>
          <table:table-cell table:style-name="ce24" table:formula="of:=IF([.E21]=&quot;&quot;;[.C21];CONCATENATE([.C21];&quot; / &quot;;[.E21]))" office:value-type="string" office:string-value=":VIDEO / @自宅 / 体操 / 朝 / 片脚振り上げ、前後 / var / どのポーズ取るか">
            <text:p>:VIDEO / @自宅 / 体操 / 朝 / 片脚振り上げ、前後 / var / どのポーズ取るか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0-17_07-20-42_000.mov</text:p>
          </table:table-cell>
          <table:table-cell table:style-name="ce6" office:value-type="string">
            <text:p>:VIDEO / @自宅 / 体操 / 朝 / 片脚振り、上体捻り、左右</text:p>
          </table:table-cell>
          <table:table-cell table:style-name="ce12"/>
          <table:table-cell table:style-name="ce3"/>
          <table:table-cell table:style-name="ce3" office:value-type="string">
            <text:p>N-35-38-29.35 E-139-38-56.85</text:p>
          </table:table-cell>
          <table:table-cell table:style-name="ce24" table:formula="of:=IF([.E22]=&quot;&quot;;[.C22];CONCATENATE([.C22];&quot; / &quot;;[.E22]))" office:value-type="string" office:string-value=":VIDEO / @自宅 / 体操 / 朝 / 片脚振り、上体捻り、左右">
            <text:p>:VIDEO / @自宅 / 体操 / 朝 / 片脚振り、上体捻り、左右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0-16_07-50-00_000(10-15-06-40).mov</text:p>
          </table:table-cell>
          <table:table-cell table:style-name="ce6" office:value-type="string">
            <text:p>:VIDEO / @自宅 / 体操 / 朝 / 横振り、膝上げ / var / 3-patterns</text:p>
          </table:table-cell>
          <table:table-cell table:style-name="ce3"/>
          <table:table-cell table:style-name="ce3"/>
          <table:table-cell table:style-name="ce3" office:value-type="string">
            <text:p>N-35-38-29.34 E-139-38-56.85</text:p>
          </table:table-cell>
          <table:table-cell table:style-name="ce24" table:formula="of:=IF([.E23]=&quot;&quot;;[.C23];CONCATENATE([.C23];&quot; / &quot;;[.E23]))" office:value-type="string" office:string-value=":VIDEO / @自宅 / 体操 / 朝 / 横振り、膝上げ / var / 3-patterns">
            <text:p>:VIDEO / @自宅 / 体操 / 朝 / 横振り、膝上げ / var / 3-patterns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8-29.34 E-139-38-56.85</text:p>
          </table:table-cell>
          <table:table-cell table:style-name="ce24"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8-28.96 E-139-38-56.63</text:p>
          </table:table-cell>
          <table:table-cell table:style-name="ce24"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8-29.78 E-139-38-55.09</text:p>
          </table:table-cell>
          <table:table-cell table:style-name="ce24"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 office:value-type="string">
            <text:p>N-35-38-29.22 E-139-38-56.57</text:p>
          </table:table-cell>
          <table:table-cell table:style-name="ce24"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38-29.33 E-139-38-56.41</text:p>
          </table:table-cell>
          <table:table-cell table:style-name="ce24"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 office:value-type="string">
            <text:p>N-35-38-29.34 E-139-38-56.35</text:p>
          </table:table-cell>
          <table:table-cell table:style-name="ce24"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8-29.38 E-139-38-56.35</text:p>
          </table:table-cell>
          <table:table-cell table:style-name="ce24"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41 E-139-38-56.41</text:p>
          </table:table-cell>
          <table:table-cell table:style-name="ce24"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7 E-139-38-56.46</text:p>
          </table:table-cell>
          <table:table-cell table:style-name="ce24"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7 E-139-38-56.52</text:p>
          </table:table-cell>
          <table:table-cell table:style-name="ce24"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7 E-139-38-56.52</text:p>
          </table:table-cell>
          <table:table-cell table:style-name="ce24"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7 E-139-38-56.52</text:p>
          </table:table-cell>
          <table:table-cell table:style-name="ce24"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7 E-139-38-56.52</text:p>
          </table:table-cell>
          <table:table-cell table:style-name="ce24" table:formula="of:=IF([.E36]=&quot;&quot;;[.C36];CONCATENATE([.C36];&quot; / &quot;;[.E3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52 E-139-38-56.52</text:p>
          </table:table-cell>
          <table:table-cell table:style-name="ce24"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52 E-139-38-56.52</text:p>
          </table:table-cell>
          <table:table-cell table:style-name="ce24"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52 E-139-38-56.52</text:p>
          </table:table-cell>
          <table:table-cell table:style-name="ce24"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26 E-139-38-56.3</text:p>
          </table:table-cell>
          <table:table-cell table:style-name="ce24"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34 E-139-38-56.41</text:p>
          </table:table-cell>
          <table:table-cell table:style-name="ce24"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49 E-139-38-56.52</text:p>
          </table:table-cell>
          <table:table-cell table:style-name="ce24"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8-29.45 E-139-38-56.52</text:p>
          </table:table-cell>
          <table:table-cell table:style-name="ce24"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71</text:p>
          </table:table-cell>
          <table:table-cell table:style-name="ce24"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4 E-139-34-49.76</text:p>
          </table:table-cell>
          <table:table-cell table:style-name="ce24"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 office:value-type="string">
            <text:p>N-35-35-28.07 E-139-34-50.15</text:p>
          </table:table-cell>
          <table:table-cell table:style-name="ce24"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2 E-139-34-48.06</text:p>
          </table:table-cell>
          <table:table-cell table:style-name="ce24"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8 E-139-34-48.12</text:p>
          </table:table-cell>
          <table:table-cell table:style-name="ce24"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8 E-139-34-48.12</text:p>
          </table:table-cell>
          <table:table-cell table:style-name="ce24"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4"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4"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4"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4"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4"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4"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4"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4"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2]=&quot;&quot;;[.C62];CONCATENATE([.C62];&quot; / &quot;;[.E6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3]=&quot;&quot;;[.C63];CONCATENATE([.C63];&quot; / &quot;;[.E6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4]=&quot;&quot;;[.C64];CONCATENATE([.C64];&quot; / &quot;;[.E6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5]=&quot;&quot;;[.C65];CONCATENATE([.C65];&quot; / &quot;;[.E6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6]=&quot;&quot;;[.C66];CONCATENATE([.C66];&quot; / &quot;;[.E6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83</text:p>
          </table:table-cell>
          <table:table-cell table:style-name="ce2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20" office:value-type="float" office:value="23">
            <text:p>2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23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1" table:formula="of:=SUM([.$C$216];[.$C$23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23];[.B21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47];[.B2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23];[.B231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6];[.B23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79 / p.2 || s.1:patt-3,score+</text:p>
          </table:table-cell>
          <table:table-cell table:style-name="ce21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9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 / g-1007-4 / s-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2019/10/17</text:date>, <text:time>08:30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0-17T08:30:17.63</dc:date>
    <dc:creator>iwabuchi ken</dc:creator>
    <meta:editing-duration>P12DT6H37M54S</meta:editing-duration>
    <meta:editing-cycles>4899</meta:editing-cycles>
    <meta:document-statistic meta:table-count="1" meta:cell-count="927" meta:object-count="0"/>
  </office:meta>
</office:document-meta>
</file>